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oboto" svg:font-family="Roboto, sans-serif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1.954cm" style:rel-column-width="7280*"/>
    </style:style>
    <style:style style:name="Table1.B" style:family="table-column">
      <style:table-column-properties style:column-width="1.954cm" style:rel-column-width="7282*"/>
    </style:style>
    <style:style style:name="Table1.C" style:family="table-column">
      <style:table-column-properties style:column-width="1.954cm" style:rel-column-width="728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2.A" style:family="table-column">
      <style:table-column-properties style:column-width="5.863cm" style:rel-column-width="21844*"/>
    </style:style>
    <style:style style:name="Table2.B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 style:master-page-name="">
      <style:table-properties style:width="17.59cm" style:page-number="auto" table:align="margins" style:shadow="none" style:may-break-between-rows="true" table:border-model="collapsing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4.397cm" style:rel-column-width="16384*"/>
    </style:style>
    <style:style style:name="Table4.D" style:family="table-column">
      <style:table-column-properties style:column-width="4.397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2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0f3c47"/>
    </style:style>
    <style:style style:name="P3" style:family="paragraph" style:parent-style-name="Title">
      <style:text-properties style:font-name="Liberation Serif" fo:language="sv" fo:country="SE" officeooo:rsid="00096af7" officeooo:paragraph-rsid="00096af7"/>
    </style:style>
    <style:style style:name="P4" style:family="paragraph" style:parent-style-name="Heading_20_1">
      <style:text-properties fo:language="sv" fo:country="SE" officeooo:rsid="000f3c47" officeooo:paragraph-rsid="000f3c47"/>
    </style:style>
    <style:style style:name="P5" style:family="paragraph" style:parent-style-name="Heading_20_1">
      <style:text-properties officeooo:paragraph-rsid="004e94bc"/>
    </style:style>
    <style:style style:name="P6" style:family="paragraph" style:parent-style-name="Heading_20_1">
      <style:text-properties officeooo:rsid="005ab125" officeooo:paragraph-rsid="005ab125"/>
    </style:style>
    <style:style style:name="P7" style:family="paragraph" style:parent-style-name="Heading_20_1">
      <style:text-properties officeooo:rsid="0051a6db" officeooo:paragraph-rsid="0051a6db"/>
    </style:style>
    <style:style style:name="P8" style:family="paragraph" style:parent-style-name="Heading_20_2">
      <style:text-properties style:font-name="Liberation Sans" fo:font-size="16.1000003814697pt" fo:language="sv" fo:country="SE" fo:font-weight="bold" officeooo:rsid="001030ee" officeooo:paragraph-rsid="001030ee" style:font-name-asian="DejaVu Sans" style:font-size-asian="16.1000003814697pt" style:font-weight-asian="bold" style:font-name-complex="DejaVu Sans" style:font-size-complex="16.1000003814697pt" style:font-weight-complex="bold"/>
    </style:style>
    <style:style style:name="P9" style:family="paragraph" style:parent-style-name="Heading_20_2">
      <style:text-properties style:font-name="Liberation Sans" fo:font-size="16.1000003814697pt" fo:language="sv" fo:country="SE" fo:font-weight="bold" officeooo:rsid="000f3c47" officeooo:paragraph-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P10" style:family="paragraph" style:parent-style-name="Heading_20_2">
      <style:text-properties style:font-name="Liberation Sans" fo:language="sv" fo:country="SE" officeooo:rsid="000f3c47" officeooo:paragraph-rsid="000f3c47"/>
    </style:style>
    <style:style style:name="P11" style:family="paragraph" style:parent-style-name="Heading_20_2">
      <style:text-properties fo:language="sv" fo:country="SE" officeooo:paragraph-rsid="00131c86"/>
    </style:style>
    <style:style style:name="P12" style:family="paragraph" style:parent-style-name="Heading_20_2">
      <style:text-properties fo:language="sv" fo:country="SE" officeooo:rsid="000f3c47" officeooo:paragraph-rsid="000f3c47"/>
    </style:style>
    <style:style style:name="P13" style:family="paragraph" style:parent-style-name="Heading_20_2">
      <style:text-properties officeooo:paragraph-rsid="005ebc5a"/>
    </style:style>
    <style:style style:name="P14" style:family="paragraph" style:parent-style-name="Heading_20_3">
      <style:text-properties officeooo:paragraph-rsid="005328e8"/>
    </style:style>
    <style:style style:name="P15" style:family="paragraph" style:parent-style-name="Heading_20_3">
      <style:text-properties fo:language="en" fo:country="US" officeooo:paragraph-rsid="0055b5d1"/>
    </style:style>
    <style:style style:name="P16" style:family="paragraph" style:parent-style-name="Heading_20_3">
      <style:text-properties fo:language="en" fo:country="US" officeooo:paragraph-rsid="0056c83c"/>
    </style:style>
    <style:style style:name="P17" style:family="paragraph" style:parent-style-name="Heading_20_3">
      <style:text-properties fo:language="en" fo:country="US" officeooo:paragraph-rsid="001fca21"/>
    </style:style>
    <style:style style:name="P18" style:family="paragraph" style:parent-style-name="Heading_20_3">
      <style:text-properties officeooo:paragraph-rsid="0068a144"/>
    </style:style>
    <style:style style:name="P19" style:family="paragraph" style:parent-style-name="Heading_20_4">
      <style:text-properties fo:language="en" fo:country="US"/>
    </style:style>
    <style:style style:name="P20" style:family="paragraph" style:parent-style-name="Heading_20_4">
      <style:text-properties fo:language="en" fo:country="US" officeooo:paragraph-rsid="00652b95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5ab125" officeooo:paragraph-rsid="005ab1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43ac21" officeooo:paragraph-rsid="005ab12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132249" officeooo:paragraph-rsid="0013224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132249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1ecfe0" officeooo:paragraph-rsid="001ecfe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14cd32" officeooo:paragraph-rsid="0014cd3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6d0bf2" officeooo:paragraph-rsid="006d0bf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131c86" officeooo:paragraph-rsid="00131c8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704827" officeooo:paragraph-rsid="0070482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officeooo:rsid="0071d2b1" officeooo:paragraph-rsid="0071d2b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752" officeooo:paragraph-rsid="005217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1752" officeooo:paragraph-rsid="0055b5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60fd4" officeooo:paragraph-rsid="00560f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5ab125" officeooo:paragraph-rsid="005ab1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paragraph-rsid="004e94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style:text-line-through-style="none" style:text-line-through-type="none" style:font-name="Liberation Sans" fo:font-size="11pt" fo:language="en" fo:country="US" officeooo:rsid="0042e785" officeooo:paragraph-rsid="0042e78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text-line-through-style="none" style:text-line-through-type="none" style:font-name="Liberation Sans" fo:font-size="11pt" fo:language="en" fo:country="US" officeooo:rsid="006d0bf2" officeooo:paragraph-rsid="006d0bf2" style:font-size-asian="11pt" style:font-size-complex="11pt"/>
    </style:style>
    <style:style style:name="P41" style:family="paragraph" style:parent-style-name="Table_20_Contents">
      <style:text-properties style:text-line-through-style="none" style:text-line-through-type="none" style:font-name="Liberation Sans" fo:font-size="11pt" fo:language="en" fo:country="US" officeooo:rsid="00704827" officeooo:paragraph-rsid="00704827" style:font-size-asian="11pt" style:font-size-complex="11pt"/>
    </style:style>
    <style:style style:name="P42" style:family="paragraph" style:parent-style-name="Table_20_Contents">
      <style:text-properties officeooo:rsid="005c3ee1" officeooo:paragraph-rsid="005c3ee1"/>
    </style:style>
    <style:style style:name="P43" style:family="paragraph" style:parent-style-name="Table_20_Contents">
      <style:text-properties officeooo:rsid="00652b95" officeooo:paragraph-rsid="00652b95"/>
    </style:style>
    <style:style style:name="P44" style:family="paragraph" style:parent-style-name="Table_20_Contents">
      <style:text-properties officeooo:rsid="00669137" officeooo:paragraph-rsid="00669137"/>
    </style:style>
    <style:style style:name="P45" style:family="paragraph" style:parent-style-name="Table_20_Contents">
      <style:text-properties officeooo:rsid="00669137" officeooo:paragraph-rsid="006f64fc"/>
    </style:style>
    <style:style style:name="P46" style:family="paragraph" style:parent-style-name="Table_20_Contents">
      <style:text-properties officeooo:rsid="006d0bf2" officeooo:paragraph-rsid="006d0bf2"/>
    </style:style>
    <style:style style:name="P47" style:family="paragraph" style:parent-style-name="Table_20_Contents">
      <style:paragraph-properties fo:text-align="center" style:justify-single-word="false"/>
      <style:text-properties officeooo:rsid="006d0bf2" officeooo:paragraph-rsid="006d0bf2"/>
    </style:style>
    <style:style style:name="P48" style:family="paragraph" style:parent-style-name="Table_20_Contents">
      <style:text-properties officeooo:rsid="0071d2b1" officeooo:paragraph-rsid="0071d2b1"/>
    </style:style>
    <style:style style:name="P4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12pt" fo:font-style="normal" fo:text-shadow="none" style:text-underline-style="none" fo:font-weight="normal" officeooo:rsid="004d14aa" officeooo:paragraph-rsid="004d14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 style:list-style-name="L1">
      <style:text-properties fo:language="sv" fo:country="SE" officeooo:paragraph-rsid="002bbccd"/>
    </style:style>
    <style:style style:name="P51" style:family="paragraph" style:parent-style-name="Text_20_body" style:list-style-name="L1">
      <style:text-properties fo:language="sv" fo:country="SE" officeooo:rsid="0037b70b" officeooo:paragraph-rsid="0037b70b"/>
    </style:style>
    <style:style style:name="P52" style:family="paragraph" style:parent-style-name="Text_20_body" style:list-style-name="L1">
      <style:text-properties fo:language="sv" fo:country="SE" officeooo:rsid="002bbccd" officeooo:paragraph-rsid="002bbccd"/>
    </style:style>
    <style:style style:name="P53" style:family="paragraph" style:parent-style-name="Text_20_body" style:list-style-name="L1">
      <style:text-properties fo:language="sv" fo:country="SE" officeooo:rsid="002bbccd" officeooo:paragraph-rsid="00358cb6"/>
    </style:style>
    <style:style style:name="P54" style:family="paragraph" style:parent-style-name="Text_20_body" style:list-style-name="L1">
      <style:text-properties fo:language="sv" fo:country="SE" officeooo:rsid="0032b964" officeooo:paragraph-rsid="0033ba8f"/>
    </style:style>
    <style:style style:name="P55" style:family="paragraph" style:parent-style-name="Text_20_body" style:list-style-name="L1">
      <style:text-properties fo:language="sv" fo:country="SE" officeooo:rsid="0030f7b5" officeooo:paragraph-rsid="0033ba8f"/>
    </style:style>
    <style:style style:name="P56" style:family="paragraph" style:parent-style-name="Text_20_body" style:list-style-name="L1">
      <style:text-properties fo:language="sv" fo:country="SE" officeooo:rsid="00358cb6" officeooo:paragraph-rsid="00358cb6"/>
    </style:style>
    <style:style style:name="P57" style:family="paragraph" style:parent-style-name="Text_20_body" style:list-style-name="L1">
      <style:text-properties fo:language="sv" fo:country="SE" officeooo:rsid="00358cb6" officeooo:paragraph-rsid="0043f6d7"/>
    </style:style>
    <style:style style:name="P58" style:family="paragraph" style:parent-style-name="Text_20_body" style:list-style-name="L3">
      <style:text-properties fo:language="sv" fo:country="SE" officeooo:rsid="0028584e" officeooo:paragraph-rsid="0028584e"/>
    </style:style>
    <style:style style:name="P59" style:family="paragraph" style:parent-style-name="Text_20_body" style:list-style-name="L3">
      <style:text-properties fo:language="sv" fo:country="SE" officeooo:rsid="003bfe99" officeooo:paragraph-rsid="003bfe99"/>
    </style:style>
    <style:style style:name="P60" style:family="paragraph" style:parent-style-name="Text_20_body" style:list-style-name="L3">
      <style:text-properties fo:language="sv" fo:country="SE" officeooo:rsid="003cbe02" officeooo:paragraph-rsid="003cbe02"/>
    </style:style>
    <style:style style:name="P61" style:family="paragraph" style:parent-style-name="Text_20_body" style:list-style-name="L3">
      <style:text-properties fo:language="sv" fo:country="SE" officeooo:rsid="003dc4b5" officeooo:paragraph-rsid="003dc4b5"/>
    </style:style>
    <style:style style:name="P62" style:family="paragraph" style:parent-style-name="Text_20_body">
      <style:text-properties fo:language="sv" fo:country="SE" officeooo:rsid="001030ee" officeooo:paragraph-rsid="00401c78"/>
    </style:style>
    <style:style style:name="P63" style:family="paragraph" style:parent-style-name="Text_20_body" style:list-style-name="L1">
      <style:text-properties fo:language="sv" fo:country="SE" officeooo:rsid="0044e9e1" officeooo:paragraph-rsid="0044e9e1"/>
    </style:style>
    <style:style style:name="P64" style:family="paragraph" style:parent-style-name="Text_20_body" style:list-style-name="L3">
      <style:text-properties fo:language="sv" fo:country="SE" officeooo:rsid="0044e9e1" officeooo:paragraph-rsid="0044e9e1"/>
    </style:style>
    <style:style style:name="P65" style:family="paragraph" style:parent-style-name="Text_20_body" style:list-style-name="L3">
      <style:text-properties fo:language="sv" fo:country="SE" officeooo:rsid="0046af89" officeooo:paragraph-rsid="0046af89"/>
    </style:style>
    <style:style style:name="P66" style:family="paragraph" style:parent-style-name="Text_20_body">
      <style:text-properties fo:language="sv" fo:country="SE" officeooo:rsid="004701e7" officeooo:paragraph-rsid="0048a5f6"/>
    </style:style>
    <style:style style:name="P67" style:family="paragraph" style:parent-style-name="Text_20_body">
      <style:text-properties fo:language="sv" fo:country="SE" officeooo:rsid="005328e8" officeooo:paragraph-rsid="005328e8"/>
    </style:style>
    <style:style style:name="P68" style:family="paragraph" style:parent-style-name="Text_20_body">
      <style:text-properties fo:language="sv" fo:country="SE" officeooo:rsid="005328e8" officeooo:paragraph-rsid="0055245e"/>
    </style:style>
    <style:style style:name="P69" style:family="paragraph" style:parent-style-name="Text_20_body">
      <style:text-properties fo:language="sv" fo:country="SE" officeooo:rsid="0059962a" officeooo:paragraph-rsid="0059962a"/>
    </style:style>
    <style:style style:name="P70" style:family="paragraph" style:parent-style-name="Text_20_body">
      <style:text-properties fo:language="sv" fo:country="SE" officeooo:paragraph-rsid="0059962a"/>
    </style:style>
    <style:style style:name="P71" style:family="paragraph" style:parent-style-name="Text_20_body">
      <style:text-properties fo:language="sv" fo:country="SE" officeooo:rsid="006b5f4e" officeooo:paragraph-rsid="006b5f4e"/>
    </style:style>
    <style:style style:name="P72" style:family="paragraph" style:parent-style-name="Text_20_body">
      <style:text-properties style:font-name="Liberation Sans1" fo:language="sv" fo:country="SE" officeooo:rsid="0028584e" officeooo:paragraph-rsid="0028584e"/>
    </style:style>
    <style:style style:name="P73" style:family="paragraph" style:parent-style-name="Text_20_body" style:list-style-name="L1">
      <style:text-properties style:font-name="Liberation Sans1" fo:language="sv" fo:country="SE" officeooo:rsid="0043f6d7" officeooo:paragraph-rsid="0043f6d7"/>
    </style:style>
    <style:style style:name="P74" style:family="paragraph" style:parent-style-name="Text_20_body">
      <style:text-properties style:font-name="Liberation Sans1" fo:language="sv" fo:country="SE" officeooo:rsid="004b0018" officeooo:paragraph-rsid="0056c83c"/>
    </style:style>
    <style:style style:name="P75" style:family="paragraph" style:parent-style-name="Text_20_body" style:list-style-name="L9">
      <style:text-properties style:font-name="Liberation Sans1" fo:language="sv" fo:country="SE" officeooo:rsid="005ebc5a" officeooo:paragraph-rsid="006841b7"/>
    </style:style>
    <style:style style:name="P76" style:family="paragraph" style:parent-style-name="Text_20_body">
      <style:text-properties style:font-name="Liberation Sans1" fo:language="sv" fo:country="SE" officeooo:rsid="006841b7" officeooo:paragraph-rsid="006841b7"/>
    </style:style>
    <style:style style:name="P77" style:family="paragraph" style:parent-style-name="Text_20_body" style:list-style-name="L2">
      <style:paragraph-properties fo:text-align="start" style:justify-single-word="false"/>
      <style:text-properties style:font-name="Liberation Sans" fo:language="sv" fo:country="SE" style:text-underline-style="none" officeooo:rsid="000dd427" officeooo:paragraph-rsid="000f3c47"/>
    </style:style>
    <style:style style:name="P78" style:family="paragraph" style:parent-style-name="Text_20_body">
      <style:paragraph-properties fo:text-align="start" style:justify-single-word="false"/>
      <style:text-properties style:font-name="Liberation Sans" fo:language="sv" fo:country="SE" style:text-underline-style="none" officeooo:rsid="000f3c47" officeooo:paragraph-rsid="00131c86"/>
    </style:style>
    <style:style style:name="P79" style:family="paragraph" style:parent-style-name="Text_20_body" style:list-style-name="L3">
      <style:text-properties officeooo:rsid="0028584e" officeooo:paragraph-rsid="0028584e"/>
    </style:style>
    <style:style style:name="P80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134f9"/>
    </style:style>
    <style:style style:name="P81" style:family="paragraph" style:parent-style-name="Text_20_body" style:list-style-name="L1">
      <style:text-properties style:text-line-through-style="solid" style:text-line-through-type="single" fo:language="sv" fo:country="SE" officeooo:rsid="001030ee" officeooo:paragraph-rsid="00401c78"/>
    </style:style>
    <style:style style:name="P82" style:family="paragraph" style:parent-style-name="Text_20_body" style:list-style-name="L1">
      <style:text-properties style:text-line-through-style="solid" style:text-line-through-type="single" fo:language="sv" fo:country="SE" officeooo:rsid="004134f9" officeooo:paragraph-rsid="004134f9"/>
    </style:style>
    <style:style style:name="P83" style:family="paragraph" style:parent-style-name="Text_20_body" style:list-style-name="L1">
      <style:text-properties style:text-line-through-style="solid" style:text-line-through-type="single" fo:language="sv" fo:country="SE" officeooo:rsid="00401c78" officeooo:paragraph-rsid="00401c78"/>
    </style:style>
    <style:style style:name="P84" style:family="paragraph" style:parent-style-name="Text_20_body" style:list-style-name="L1">
      <style:text-properties style:text-line-through-style="solid" style:text-line-through-type="single" fo:language="sv" fo:country="SE" officeooo:rsid="0035edfb" officeooo:paragraph-rsid="0035edfb"/>
    </style:style>
    <style:style style:name="P85" style:family="paragraph" style:parent-style-name="Text_20_body" style:list-style-name="L1">
      <style:text-properties style:text-line-through-style="solid" style:text-line-through-type="single" fo:language="sv" fo:country="SE" officeooo:rsid="00358cb6" officeooo:paragraph-rsid="00358cb6"/>
    </style:style>
    <style:style style:name="P86" style:family="paragraph" style:parent-style-name="Text_20_body">
      <style:text-properties style:text-line-through-style="solid" style:text-line-through-type="single" fo:language="sv" fo:country="SE" officeooo:rsid="004e94bc" officeooo:paragraph-rsid="004e94bc"/>
    </style:style>
    <style:style style:name="P87" style:family="paragraph" style:parent-style-name="Text_20_body">
      <style:text-properties style:text-line-through-style="solid" style:text-line-through-type="single" fo:language="sv" fo:country="SE" officeooo:rsid="004fdaed" officeooo:paragraph-rsid="004fdaed"/>
    </style:style>
    <style:style style:name="P88" style:family="paragraph" style:parent-style-name="Text_20_body">
      <style:text-properties style:text-line-through-style="solid" style:text-line-through-type="single" fo:language="sv" fo:country="SE" officeooo:rsid="004ff6b3" officeooo:paragraph-rsid="004ff6b3"/>
    </style:style>
    <style:style style:name="P89" style:family="paragraph" style:parent-style-name="Text_20_body">
      <style:text-properties style:text-line-through-style="solid" style:text-line-through-type="single" fo:language="sv" fo:country="SE" officeooo:rsid="0050dba8" officeooo:paragraph-rsid="0050dba8"/>
    </style:style>
    <style:style style:name="P90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7b70b" officeooo:paragraph-rsid="0039491b"/>
    </style:style>
    <style:style style:name="P91" style:family="paragraph" style:parent-style-name="Text_20_body" style:list-style-name="L1">
      <style:text-properties style:text-line-through-style="solid" style:text-line-through-type="single" style:font-name="Liberation Sans1" fo:language="sv" fo:country="SE" officeooo:rsid="0039491b" officeooo:paragraph-rsid="0039491b"/>
    </style:style>
    <style:style style:name="P92" style:family="paragraph" style:parent-style-name="Text_20_body" style:list-style-name="L7">
      <style:text-properties style:text-line-through-style="solid" style:text-line-through-type="single" officeooo:paragraph-rsid="004ff6b3"/>
    </style:style>
    <style:style style:name="P93" style:family="paragraph" style:parent-style-name="Text_20_body" style:list-style-name="L8">
      <style:text-properties officeooo:paragraph-rsid="00560fd4"/>
    </style:style>
    <style:style style:name="P94" style:family="paragraph" style:parent-style-name="Text_20_body" style:list-style-name="L8">
      <style:text-properties officeooo:rsid="00560fd4" officeooo:paragraph-rsid="00560fd4"/>
    </style:style>
    <style:style style:name="P95" style:family="paragraph" style:parent-style-name="Text_20_body">
      <style:text-properties officeooo:paragraph-rsid="0056c83c"/>
    </style:style>
    <style:style style:name="P96" style:family="paragraph" style:parent-style-name="Text_20_body">
      <style:text-properties officeooo:paragraph-rsid="006841b7"/>
    </style:style>
    <style:style style:name="P97" style:family="paragraph" style:parent-style-name="Text_20_body">
      <style:text-properties officeooo:paragraph-rsid="00096af7"/>
    </style:style>
    <style:style style:name="P98" style:family="paragraph" style:parent-style-name="Text_20_body" style:list-style-name="L11">
      <style:text-properties officeooo:paragraph-rsid="006b5f4e"/>
    </style:style>
    <style:style style:name="P99" style:family="paragraph" style:parent-style-name="Text_20_body">
      <style:text-properties officeooo:paragraph-rsid="006b5f4e"/>
    </style:style>
    <style:style style:name="P100" style:family="paragraph" style:parent-style-name="Text_20_body">
      <style:text-properties officeooo:rsid="006b5f4e" officeooo:paragraph-rsid="006b5f4e"/>
    </style:style>
    <style:style style:name="P101" style:family="paragraph" style:parent-style-name="Text_20_body">
      <style:text-properties officeooo:rsid="006bf569" officeooo:paragraph-rsid="006bf569"/>
    </style:style>
    <style:style style:name="P102" style:family="paragraph" style:parent-style-name="Text_20_body">
      <style:text-properties officeooo:rsid="006eaaf2" officeooo:paragraph-rsid="006eaaf2"/>
    </style:style>
    <style:style style:name="T1" style:family="text">
      <style:text-properties officeooo:rsid="000f3c47"/>
    </style:style>
    <style:style style:name="T2" style:family="text">
      <style:text-properties officeooo:rsid="00131c86"/>
    </style:style>
    <style:style style:name="T3" style:family="text">
      <style:text-properties style:font-name="Liberation Sans" fo:font-size="18.2000007629395pt" fo:font-weight="bold" style:font-name-asian="DejaVu Sans" style:font-size-asian="18.2000007629395pt" style:font-weight-asian="bold" style:font-name-complex="DejaVu 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131c86" style:font-name-asian="DejaVu Sans" style:font-size-asian="18.2000007629395pt" style:font-weight-asian="bold" style:font-name-complex="DejaVu Sans" style:font-size-complex="18.2000007629395pt" style:font-weight-complex="bold"/>
    </style:style>
    <style:style style:name="T5" style:family="text">
      <style:text-properties style:font-name="Liberation Sans" fo:language="sv" fo:country="SE" officeooo:rsid="0022f164"/>
    </style:style>
    <style:style style:name="T6" style:family="text">
      <style:text-properties style:font-name="Liberation Sans" fo:language="sv" fo:country="SE" officeooo:rsid="000b3ab3"/>
    </style:style>
    <style:style style:name="T7" style:family="text">
      <style:text-properties style:font-name="Liberation Sans" fo:language="sv" fo:country="SE" officeooo:rsid="002265c7"/>
    </style:style>
    <style:style style:name="T8" style:family="text">
      <style:text-properties style:font-name="Liberation Sans" fo:language="sv" fo:country="SE" officeooo:rsid="001cb63e"/>
    </style:style>
    <style:style style:name="T9" style:family="text">
      <style:text-properties style:font-name="Liberation Sans" fo:language="sv" fo:country="SE" officeooo:rsid="000ccb7c"/>
    </style:style>
    <style:style style:name="T10" style:family="text">
      <style:text-properties fo:font-size="16.1000003814697pt" fo:font-weight="bold" style:font-name-asian="DejaVu Sans" style:font-size-asian="16.1000003814697pt" style:font-weight-asian="bold" style:font-name-complex="DejaVu Sans" style:font-size-complex="16.1000003814697pt" style:font-weight-complex="bold"/>
    </style:style>
    <style:style style:name="T11" style:family="text">
      <style:text-properties fo:font-size="16.1000003814697pt" fo:font-weight="bold" officeooo:rsid="00131c86" style:font-name-asian="DejaVu Sans" style:font-size-asian="16.1000003814697pt" style:font-weight-asian="bold" style:font-name-complex="DejaVu Sans" style:font-size-complex="16.1000003814697pt" style:font-weight-complex="bold"/>
    </style:style>
    <style:style style:name="T12" style:family="text">
      <style:text-properties officeooo:rsid="00157642"/>
    </style:style>
    <style:style style:name="T13" style:family="text">
      <style:text-properties officeooo:rsid="001801ec"/>
    </style:style>
    <style:style style:name="T14" style:family="text">
      <style:text-properties officeooo:rsid="001857a4"/>
    </style:style>
    <style:style style:name="T15" style:family="text">
      <style:text-properties officeooo:rsid="0029fe7f"/>
    </style:style>
    <style:style style:name="T16" style:family="text">
      <style:text-properties officeooo:rsid="002bbccd"/>
    </style:style>
    <style:style style:name="T17" style:family="text">
      <style:text-properties officeooo:rsid="002f634d"/>
    </style:style>
    <style:style style:name="T18" style:family="text">
      <style:text-properties officeooo:rsid="0030f7b5"/>
    </style:style>
    <style:style style:name="T19" style:family="text">
      <style:text-properties officeooo:rsid="0032b964"/>
    </style:style>
    <style:style style:name="T20" style:family="text">
      <style:text-properties officeooo:rsid="00358cb6"/>
    </style:style>
    <style:style style:name="T21" style:family="text">
      <style:text-properties style:font-name="Liberation Sans1"/>
    </style:style>
    <style:style style:name="T22" style:family="text">
      <style:text-properties style:font-name="Liberation Sans1" officeooo:rsid="00358cb6"/>
    </style:style>
    <style:style style:name="T23" style:family="text">
      <style:text-properties style:font-name="Liberation Sans1" officeooo:rsid="002bbccd"/>
    </style:style>
    <style:style style:name="T24" style:family="text">
      <style:text-properties style:font-name="Liberation Sans1" fo:language="sv" fo:country="SE"/>
    </style:style>
    <style:style style:name="T25" style:family="text">
      <style:text-properties style:font-name="Liberation Sans1" fo:language="sv" fo:country="SE" officeooo:rsid="0055245e"/>
    </style:style>
    <style:style style:name="T26" style:family="text">
      <style:text-properties style:font-name="Liberation Sans1" fo:language="sv" fo:country="SE" officeooo:rsid="0055b5d1"/>
    </style:style>
    <style:style style:name="T27" style:family="text">
      <style:text-properties style:font-name="Liberation Sans1" fo:language="sv" fo:country="SE" officeooo:rsid="0056c83c"/>
    </style:style>
    <style:style style:name="T28" style:family="text">
      <style:text-properties style:font-name="Liberation Sans1" fo:language="sv" fo:country="SE" officeooo:rsid="005ebc5a"/>
    </style:style>
    <style:style style:name="T29" style:family="text">
      <style:text-properties style:font-name="Liberation Sans1" fo:language="sv" fo:country="SE" officeooo:rsid="005dd774"/>
    </style:style>
    <style:style style:name="T30" style:family="text">
      <style:text-properties style:font-name="Liberation Sans1" fo:language="sv" fo:country="SE" officeooo:rsid="006b5f4e"/>
    </style:style>
    <style:style style:name="T31" style:family="text">
      <style:text-properties style:font-name="Liberation Sans1" fo:language="sv" fo:country="SE" officeooo:rsid="006bf569"/>
    </style:style>
    <style:style style:name="T32" style:family="text">
      <style:text-properties style:font-name="Liberation Sans1" fo:language="sv" fo:country="SE" officeooo:rsid="006d0bf2"/>
    </style:style>
    <style:style style:name="T33" style:family="text">
      <style:text-properties style:font-name="Liberation Sans1" officeooo:rsid="00401c78"/>
    </style:style>
    <style:style style:name="T34" style:family="text">
      <style:text-properties style:font-name="Liberation Sans1" officeooo:rsid="004134f9"/>
    </style:style>
    <style:style style:name="T35" style:family="text">
      <style:text-properties style:font-name="Liberation Sans1" officeooo:rsid="00413dd3"/>
    </style:style>
    <style:style style:name="T36" style:family="text">
      <style:text-properties style:font-name="Liberation Sans1" officeooo:rsid="0043f6d7"/>
    </style:style>
    <style:style style:name="T37" style:family="text">
      <style:text-properties style:font-name="Liberation Sans1" officeooo:rsid="0044e9e1"/>
    </style:style>
    <style:style style:name="T38" style:family="text">
      <style:text-properties style:font-name="Liberation Sans1" officeooo:rsid="004c3552"/>
    </style:style>
    <style:style style:name="T39" style:family="text">
      <style:text-properties style:font-name="Liberation Sans1" officeooo:rsid="0055245e"/>
    </style:style>
    <style:style style:name="T40" style:family="text">
      <style:text-properties style:font-name="Liberation Sans1" officeooo:rsid="0055b5d1"/>
    </style:style>
    <style:style style:name="T41" style:family="text">
      <style:text-properties style:font-name="Liberation Sans1" officeooo:rsid="0059962a"/>
    </style:style>
    <style:style style:name="T42" style:family="text">
      <style:text-properties style:font-name="Liberation Sans1" officeooo:rsid="006b5f4e"/>
    </style:style>
    <style:style style:name="T43" style:family="text">
      <style:text-properties style:font-name="Liberation Sans1" officeooo:rsid="006d0bf2"/>
    </style:style>
    <style:style style:name="T44" style:family="text">
      <style:text-properties officeooo:rsid="0035edfb"/>
    </style:style>
    <style:style style:name="T45" style:family="text">
      <style:text-properties officeooo:rsid="0037b70b"/>
    </style:style>
    <style:style style:name="T46" style:family="text">
      <style:text-properties officeooo:rsid="0039491b"/>
    </style:style>
    <style:style style:name="T47" style:family="text">
      <style:text-properties officeooo:rsid="003cbe02"/>
    </style:style>
    <style:style style:name="T48" style:family="text">
      <style:text-properties officeooo:rsid="003dc4b5"/>
    </style:style>
    <style:style style:name="T49" style:family="text">
      <style:text-properties fo:language="sv" fo:country="SE"/>
    </style:style>
    <style:style style:name="T50" style:family="text">
      <style:text-properties fo:language="sv" fo:country="SE" officeooo:rsid="003cbe02"/>
    </style:style>
    <style:style style:name="T51" style:family="text">
      <style:text-properties fo:language="sv" fo:country="SE" officeooo:rsid="00296a5f"/>
    </style:style>
    <style:style style:name="T52" style:family="text">
      <style:text-properties fo:language="sv" fo:country="SE" officeooo:rsid="00131c86"/>
    </style:style>
    <style:style style:name="T53" style:family="text">
      <style:text-properties fo:language="sv" fo:country="SE" officeooo:rsid="004ff6b3"/>
    </style:style>
    <style:style style:name="T54" style:family="text">
      <style:text-properties fo:language="sv" fo:country="SE" officeooo:rsid="0055245e"/>
    </style:style>
    <style:style style:name="T55" style:family="text">
      <style:text-properties fo:language="sv" fo:country="SE" officeooo:rsid="00560fd4"/>
    </style:style>
    <style:style style:name="T56" style:family="text">
      <style:text-properties style:text-line-through-style="solid" style:text-line-through-type="single"/>
    </style:style>
    <style:style style:name="T57" style:family="text">
      <style:text-properties style:text-line-through-style="solid" style:text-line-through-type="single" officeooo:rsid="00401c78"/>
    </style:style>
    <style:style style:name="T58" style:family="text">
      <style:text-properties style:text-line-through-style="solid" style:text-line-through-type="single" style:font-name="Liberation Sans1" officeooo:rsid="003f8d95"/>
    </style:style>
    <style:style style:name="T59" style:family="text">
      <style:text-properties style:text-line-through-style="solid" style:text-line-through-type="single" style:font-name="Liberation Sans1" officeooo:rsid="00401c78"/>
    </style:style>
    <style:style style:name="T60" style:family="text">
      <style:text-properties officeooo:rsid="004701e7"/>
    </style:style>
    <style:style style:name="T61" style:family="text">
      <style:text-properties officeooo:rsid="0048a5f6"/>
    </style:style>
    <style:style style:name="T62" style:family="text">
      <style:text-properties fo:language="en" fo:country="US"/>
    </style:style>
    <style:style style:name="T63" style:family="text">
      <style:text-properties fo:language="en" fo:country="US" officeooo:rsid="004c3552"/>
    </style:style>
    <style:style style:name="T64" style:family="text">
      <style:text-properties fo:language="en" fo:country="US" officeooo:rsid="004701e7"/>
    </style:style>
    <style:style style:name="T65" style:family="text">
      <style:text-properties style:text-line-through-style="none" style:text-line-through-type="none"/>
    </style:style>
    <style:style style:name="T66" style:family="text">
      <style:text-properties style:text-line-through-style="none" style:text-line-through-type="none" officeooo:rsid="0051a6db"/>
    </style:style>
    <style:style style:name="T67" style:family="text">
      <style:text-properties officeooo:rsid="005328e8"/>
    </style:style>
    <style:style style:name="T68" style:family="text">
      <style:text-properties officeooo:rsid="0055245e"/>
    </style:style>
    <style:style style:name="T69" style:family="text">
      <style:text-properties officeooo:rsid="0055b5d1"/>
    </style:style>
    <style:style style:name="T70" style:family="text">
      <style:text-properties officeooo:rsid="00560fd4"/>
    </style:style>
    <style:style style:name="T71" style:family="text">
      <style:text-properties officeooo:rsid="0056c83c"/>
    </style:style>
    <style:style style:name="T72" style:family="text">
      <style:text-properties officeooo:rsid="0059962a"/>
    </style:style>
    <style:style style:name="T73" style:family="text">
      <style:text-properties officeooo:rsid="005c3ee1"/>
    </style:style>
    <style:style style:name="T74" style:family="text">
      <style:text-properties officeooo:rsid="005ebc5a"/>
    </style:style>
    <style:style style:name="T75" style:family="text">
      <style:text-properties officeooo:rsid="0060a172"/>
    </style:style>
    <style:style style:name="T76" style:family="text">
      <style:text-properties officeooo:rsid="00614faa"/>
    </style:style>
    <style:style style:name="T77" style:family="text">
      <style:text-properties officeooo:rsid="00652b95"/>
    </style:style>
    <style:style style:name="T78" style:family="text">
      <style:text-properties officeooo:rsid="0068a144"/>
    </style:style>
    <style:style style:name="T79" style:family="text">
      <style:text-properties officeooo:rsid="006bf569"/>
    </style:style>
    <style:style style:name="T80" style:family="text">
      <style:text-properties officeooo:rsid="006f64fc"/>
    </style:style>
    <style:style style:name="T81" style:family="text">
      <style:text-properties officeooo:rsid="00702998"/>
    </style:style>
    <style:style style:name="T82" style:family="text">
      <style:text-properties officeooo:rsid="007048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ssword Manager</text:p>
      <text:h text:style-name="Heading_20_1" text:outline-level="1"><text:span text:style-name="T52">1. </text:span><text:span text:style-name="T49">Stack</text:span></text:h>
      <text:h text:style-name="P11" text:outline-level="2"><text:span text:style-name="T2">1.1 </text:span>Database</text:h>
      <text:p text:style-name="P62"><text:span text:style-name="T17">Blir förmodligen SQLite, en databashanterare som enkelt kan installeras på varje maskin. </text:span><text:span text:style-name="T57">E</text:span><text:span text:style-name="T58">fter man installerat appen </text:span><text:span text:style-name="T59">och </text:span><text:span text:style-name="T58">när man skapa</text:span><text:span text:style-name="T59">r</text:span><text:span text:style-name="T58"> ny användare, så skapas en ny databas åt den användaren. </text:span><text:span text:style-name="T59">D</text:span><text:span text:style-name="T58">etta hjälper till att skilja åt de olika användarna så de kan </text:span><text:span text:style-name="T59">ta bort, </text:span><text:span text:style-name="T58">återställa eller spara databasen någon annanstans.</text:span></text:p>
      <text:list xml:id="list3804149063" text:style-name="L1">
        <text:list-item>
          <text:p text:style-name="P80"><text:span text:style-name="T33">Applikationen bör ha en </text:span><text:span text:style-name="T34">admin som kan</text:span></text:p>
          <text:list>
            <text:list-item>
              <text:p text:style-name="P82"><text:span text:style-name="T21">lägga till en användare</text:span></text:p>
            </text:list-item>
            <text:list-item>
              <text:p text:style-name="P82"><text:span text:style-name="T21">ta bort en användare</text:span></text:p>
            </text:list-item>
            <text:list-item>
              <text:p text:style-name="P82"><text:span text:style-name="T21">återställa en användare</text:span></text:p>
              <text:list>
                <text:list-item>
                  <text:p text:style-name="P82"><text:span text:style-name="T21">den återställda användaren måste ha först sparat sin databas</text:span></text:p>
                </text:list-item>
              </text:list>
            </text:list-item>
          </text:list>
        </text:list-item>
        <text:list-item>
          <text:p text:style-name="P81"><text:span text:style-name="T33">Applikationen bör ha en generell databas </text:span></text:p>
          <text:list>
            <text:list-item>
              <text:p text:style-name="P81"><text:span text:style-name="T33">som innehåller antalet användare</text:span></text:p>
            </text:list-item>
            <text:list-item>
              <text:p text:style-name="P83"><text:span text:style-name="T21">som sparar deras inställningar</text:span></text:p>
            </text:list-item>
            <text:list-item>
              <text:p text:style-name="P82"><text:span text:style-name="T21">tar man bort en användare så tas även användarens databas </text:span><text:span text:style-name="T35">och inställningar </text:span><text:span text:style-name="T21">bort</text:span></text:p>
            </text:list-item>
          </text:list>
        </text:list-item>
        <text:list-item>
          <text:p text:style-name="P80"><text:span text:style-name="T33">Applikationen bör ha en databas </text:span><text:span text:style-name="T34">för varje unik användare</text:span></text:p>
          <text:list>
            <text:list-item>
              <text:p text:style-name="P82"><text:span text:style-name="T34">d</text:span><text:span text:style-name="T21">enna databas innehåller användarens sparade lösenord</text:span></text:p>
            </text:list-item>
          </text:list>
        </text:list-item>
        <text:list-item>
          <text:p text:style-name="P50"><text:span text:style-name="T20">M</text:span><text:span text:style-name="T16">an bör kunna använda databasen som en fil</text:span></text:p>
        </text:list-item>
        <text:list-item>
          <text:p text:style-name="P51">Man ska kunna säkerhetskopiera filen</text:p>
        </text:list-item>
        <text:list-item>
          <text:p text:style-name="P52"><text:span text:style-name="T18">Man </text:span>ska kunna <text:span text:style-name="T45">begå CRUD mot </text:span><text:span text:style-name="T18">filen var </text:span>man vill</text:p>
          <text:list>
            <text:list-item>
              <text:p text:style-name="P54">lokalt</text:p>
            </text:list-item>
            <text:list-item>
              <text:p text:style-name="P55">remote, tex. någon cloud service</text:p>
              <text:list>
                <text:list-item>
                  <text:p text:style-name="P55">behöver skapa guider (olika cloud providers) eller instruktioner <text:span text:style-name="T19">för direkt access</text:span></text:p>
                </text:list-item>
              </text:list>
            </text:list-item>
          </text:list>
        </text:list-item>
        <text:list-item>
          <text:p text:style-name="P52"><text:span text:style-name="T18">Man ska kunna </text:span>återställa <text:span text:style-name="T18">filen</text:span></text:p>
        </text:list-item>
        <text:list-item>
          <text:p text:style-name="P53"><text:span text:style-name="T20">Man ska kunna välja vilken </text:span><text:span text:style-name="T22">kryptering man vill använda </text:span><text:span text:style-name="T37">på lösenordet </text:span><text:span text:style-name="T36">av de som är tillgängliga </text:span><text:span text:style-name="T37">i applikationen</text:span></text:p>
          <text:list>
            <text:list-item>
              <text:p text:style-name="P73">ingen kryptering</text:p>
            </text:list-item>
            <text:list-item>
              <text:p text:style-name="P57"><text:soft-page-break/><text:span text:style-name="T23">The Advanced Encryption Standard (AES) </text:span><text:span text:style-name="T36">(förvald, </text:span><text:span text:style-name="T21">standard</text:span><text:span text:style-name="T36">)</text:span></text:p>
              <text:list>
                <text:list-item>
                  <text:p text:style-name="P56"><text:span text:style-name="T23">d</text:span><text:span text:style-name="T21">etta innebär att alla lösenord sparas med denna kryptering</text:span></text:p>
                </text:list-item>
              </text:list>
            </text:list-item>
            <text:list-item>
              <text:p text:style-name="P85">Triple DES</text:p>
            </text:list-item>
            <text:list-item>
              <text:p text:style-name="P85">Twofish</text:p>
            </text:list-item>
            <text:list-item>
              <text:p text:style-name="P63">man ska kunna byta kryptering på lösenordet</text:p>
              <text:list>
                <text:list-item>
                  <text:p text:style-name="P63">eller på alla lösenord på en gång</text:p>
                </text:list-item>
              </text:list>
            </text:list-item>
          </text:list>
        </text:list-item>
        <text:list-item>
          <text:p text:style-name="P84">Man ska kunna använda samma app upp till ett visst antal olika användare</text:p>
          <text:list>
            <text:list-item>
              <text:p text:style-name="P84"><text:span text:style-name="T45">a</text:span>ntalet olika användare baseras på giltig licens</text:p>
            </text:list-item>
            <text:list-item>
              <text:p text:style-name="P90"><text:span text:style-name="T46">m</text:span><text:span text:style-name="T44">an ska kunna använda appen på andra enheter, </text:span><text:span text:style-name="T46">helt gratis</text:span></text:p>
              <text:list>
                <text:list-item>
                  <text:p text:style-name="P90">om man vill synka med andra enheter, så måste man först återställa filen ifrån den förvalda enheten</text:p>
                </text:list-item>
              </text:list>
            </text:list-item>
            <text:list-item>
              <text:p text:style-name="P91">det spelar ingen roll hur många enheter man installerar appen på, då det är antalet olika användare som skapar förmågan att använda olika roller; (för man kan ändå installera appen på andra enheter och använda den återställda filen)</text:p>
            </text:list-item>
          </text:list>
        </text:list-item>
      </text:list>
      <text:h text:style-name="P17" text:outline-level="3">1.1.1 <text:span text:style-name="T77">Databases</text:span></text:h>
      <text:h text:style-name="P20" text:outline-level="4"><text:span text:style-name="T14">1.</text:span>1.1.1 DB1 – <text:span text:style-name="T77">settings</text:span></text:h>
      <table:table table:name="Table4" table:style-name="Table4">
        <table:table-column table:style-name="Table4.A" table:number-columns-repeated="3"/>
        <table:table-column table:style-name="Table4.D"/>
        <table:table-row table:style-name="TableLine94513598801216">
          <table:table-cell table:style-name="Table4.A1" office:value-type="string">
            <text:p text:style-name="P47">Tables</text:p>
          </table:table-cell>
          <table:table-cell table:style-name="Table4.B1" table:number-columns-spanned="3" office:value-type="string">
            <text:p text:style-name="P47">Columns</text:p>
          </table:table-cell>
          <table:covered-table-cell/>
          <table:covered-table-cell/>
        </table:table-row>
        <table:table-row table:style-name="TableLine94513598801216">
          <table:table-cell table:style-name="Table4.A2" office:value-type="string">
            <text:p text:style-name="P42">settings</text:p>
          </table:table-cell>
          <table:table-cell table:style-name="Table4.A2" office:value-type="string">
            <text:p text:style-name="P42">remotely</text:p>
            <text:p text:style-name="P42">integer </text:p>
            <text:p text:style-name="P42">default 0</text:p>
            <text:p text:style-name="P42">not null</text:p>
            <text:p text:style-name="P42">// 0 false, 1 true</text:p>
            <text:p text:style-name="P42"/>
          </table:table-cell>
          <table:table-cell table:style-name="Table4.A2" office:value-type="string">
            <text:p text:style-name="P42">path_local_db</text:p>
            <text:p text:style-name="P42">text</text:p>
            <text:p text:style-name="P42">null</text:p>
          </table:table-cell>
          <table:table-cell table:style-name="Table4.D2" office:value-type="string">
            <text:p text:style-name="P42">path_remote_db</text:p>
            <text:p text:style-name="P43">text</text:p>
            <text:p text:style-name="P43">null</text:p>
          </table:table-cell>
        </table:table-row>
        <table:table-row table:style-name="TableLine94513598801216">
          <table:table-cell table:style-name="Table4.A2" office:value-type="string">
            <text:p text:style-name="P44">remote_parameters</text:p>
          </table:table-cell>
          <table:table-cell table:style-name="Table4.A2" office:value-type="string">
            <text:p text:style-name="P44">id</text:p>
            <text:p text:style-name="P44">integer</text:p>
            <text:p text:style-name="P48">pk</text:p>
          </table:table-cell>
          <table:table-cell table:style-name="Table4.A2" office:value-type="string">
            <text:p text:style-name="P44">parameter_<text:span text:style-name="T80">key</text:span></text:p>
            <text:p text:style-name="P44">text</text:p>
            <text:p text:style-name="P44">not null</text:p>
          </table:table-cell>
          <table:table-cell table:style-name="Table4.D2" office:value-type="string">
            <text:p text:style-name="P45">parameter_<text:span text:style-name="T80">value</text:span></text:p>
            <text:p text:style-name="P45">text</text:p>
            <text:p text:style-name="P45">not null</text:p>
          </table:table-cell>
        </table:table-row>
        <table:table-row table:style-name="TableLine94513598801216">
          <table:table-cell table:style-name="Table4.A2" office:value-type="string">
            <text:p text:style-name="P46">remote_headers</text:p>
          </table:table-cell>
          <table:table-cell table:style-name="Table4.A2" office:value-type="string">
            <text:p text:style-name="P46">id</text:p>
            <text:p text:style-name="P46">integer</text:p>
            <text:p text:style-name="P48">pk</text:p>
          </table:table-cell>
          <table:table-cell table:style-name="Table4.A2" office:value-type="string">
            <text:p text:style-name="P46">header_<text:span text:style-name="T81">type</text:span></text:p>
            <text:p text:style-name="P46">text</text:p>
            <text:p text:style-name="P46">not null</text:p>
          </table:table-cell>
          <table:table-cell table:style-name="Table4.D2" office:value-type="string">
            <text:p text:style-name="P46">header_value</text:p>
            <text:p text:style-name="P46">text</text:p>
            <text:p text:style-name="P46">not null</text:p>
          </table:table-cell>
        </table:table-row>
      </table:table>
      <text:h text:style-name="Heading_20_4" text:outline-level="4">1.1.1.2 DB2 – data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5"/>
        <table:table-column table:style-name="Table1.A"/>
        <table:table-row table:style-name="Table1.1">
          <table:table-cell table:style-name="Table1.A1" office:value-type="string">
            <text:p text:style-name="P40">Tables</text:p>
          </table:table-cell>
          <table:table-cell table:style-name="Table1.B1" table:number-columns-spanned="8" office:value-type="string">
            <text:p text:style-name="P28">Colum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1">categories</text:p>
          </table:table-cell>
          <table:table-cell table:style-name="Table1.A2" office:value-type="string">
            <text:p text:style-name="P30">category</text:p>
            <text:p text:style-name="P30">text</text:p>
            <text:p text:style-name="P30">unique</text:p>
            <text:p text:style-name="P30">on conflict ignore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I2" office:value-type="string">
            <text:p text:style-name="P23"/>
          </table:table-cell>
        </table:table-row>
        <text:soft-page-break/>
        <table:table-row table:style-name="Table1.1">
          <table:table-cell table:style-name="Table1.A2" office:value-type="string">
            <text:p text:style-name="P39">encryptions</text:p>
          </table:table-cell>
          <table:table-cell table:style-name="Table1.A2" office:value-type="string">
            <text:p text:style-name="P21">id</text:p>
            <text:p text:style-name="P21">integer</text:p>
            <text:p text:style-name="P21">pk</text:p>
          </table:table-cell>
          <table:table-cell table:style-name="Table1.A2" office:value-type="string">
            <text:p text:style-name="P30">encryption</text:p>
            <text:p text:style-name="P22">text</text:p>
            <text:p text:style-name="P21">not null</text:p>
          </table:table-cell>
          <table:table-cell table:style-name="Table1.A2" table:number-columns-spanned="2" office:value-type="string">
            <text:p text:style-name="P21">values</text:p>
            <text:p text:style-name="P21">id 1 plain_text</text:p>
            <text:p text:style-name="P21">id 2 aes</text:p>
          </table:table-cell>
          <table:covered-table-cell/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I2" office:value-type="string">
            <text:p text:style-name="P23"/>
          </table:table-cell>
        </table:table-row>
        <table:table-row table:style-name="Table1.1">
          <table:table-cell table:style-name="Table1.A2" office:value-type="string">
            <text:p text:style-name="P24">passwords</text:p>
          </table:table-cell>
          <table:table-cell table:style-name="Table1.A2" office:value-type="string">
            <text:p text:style-name="P21">id</text:p>
            <text:p text:style-name="P21">integer</text:p>
            <text:p text:style-name="P21">pk</text:p>
            <text:p text:style-name="P21">autoincrement</text:p>
          </table:table-cell>
          <table:table-cell table:style-name="Table1.A2" office:value-type="string">
            <text:p text:style-name="P26">title<text:line-break/>varchar(128)<text:line-break/>not null</text:p>
          </table:table-cell>
          <table:table-cell table:style-name="Table1.A2" office:value-type="string">
            <text:p text:style-name="P24">username<text:line-break/>varchar(256)<text:line-break/>null</text:p>
          </table:table-cell>
          <table:table-cell table:style-name="Table1.A2" office:value-type="string">
            <text:p text:style-name="P25">password<text:line-break/>varchar(256)<text:line-break/>null</text:p>
          </table:table-cell>
          <table:table-cell table:style-name="Table1.A2" office:value-type="string">
            <text:p text:style-name="P24"><text:span text:style-name="T12">url</text:span><text:line-break/>varchar(<text:span text:style-name="T12">512</text:span>)<text:line-break/>null</text:p>
          </table:table-cell>
          <table:table-cell table:style-name="Table1.A2" office:value-type="string">
            <text:p text:style-name="P27">description<text:line-break/>varchar(<text:span text:style-name="T12">512</text:span>)<text:line-break/><text:span text:style-name="T12">null</text:span></text:p>
          </table:table-cell>
          <table:table-cell table:style-name="Table1.A2" office:value-type="string">
            <text:p text:style-name="P21">key</text:p>
            <text:p text:style-name="P21">text</text:p>
            <text:p text:style-name="P21">default</text:p>
            <text:p text:style-name="P21">null</text:p>
          </table:table-cell>
          <table:table-cell table:style-name="Table1.I2" office:value-type="string">
            <text:p text:style-name="P21">enc_id</text:p>
            <text:p text:style-name="P21">integer</text:p>
            <text:p text:style-name="P21">not null</text:p>
            <text:p text:style-name="P21">fk</text:p>
            <text:p text:style-name="P21">encryptions.id</text:p>
          </table:table-cell>
        </table:table-row>
        <table:table-row table:style-name="Table1.1">
          <table:table-cell table:style-name="Table1.A2" office:value-type="string">
            <text:p text:style-name="P31">passwords_categories</text:p>
          </table:table-cell>
          <table:table-cell table:style-name="Table1.A2" office:value-type="string">
            <text:p text:style-name="P31">password_id</text:p>
            <text:p text:style-name="P31">integer</text:p>
            <text:p text:style-name="P31">pk</text:p>
            <text:p text:style-name="P31">fk</text:p>
            <text:p text:style-name="P31">passwords.id</text:p>
          </table:table-cell>
          <table:table-cell table:style-name="Table1.A2" office:value-type="string">
            <text:p text:style-name="P31">category</text:p>
            <text:p text:style-name="P31">text</text:p>
            <text:p text:style-name="P31">not null</text:p>
            <text:p text:style-name="P31">fk</text:p>
            <text:p text:style-name="P31">categories.category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1"/>
          </table:table-cell>
          <table:table-cell table:style-name="Table1.I2" office:value-type="string">
            <text:p text:style-name="P21"/>
          </table:table-cell>
        </table:table-row>
      </table:table>
      <text:h text:style-name="P11" text:outline-level="2"><text:span text:style-name="T2">1.2 </text:span>Backend</text:h>
      <text:p text:style-name="P72">Electron. </text:p>
      <text:h text:style-name="P8" text:outline-level="2"><text:span text:style-name="T2">1.3 </text:span>UI</text:h>
      <text:p text:style-name="P97"><text:span text:style-name="T5">C</text:span><text:span text:style-name="T6">ross-platform </text:span><text:span text:style-name="T7">desktop </text:span><text:span text:style-name="T8">app </text:span><text:span text:style-name="T9">byggd </text:span><text:span text:style-name="T5">genom</text:span><text:span text:style-name="T9"> </text:span><text:span text:style-name="T7">Electron</text:span><text:span text:style-name="T6">.</text:span></text:p>
      <text:h text:style-name="Heading_20_3" text:outline-level="3"><text:span text:style-name="T24">1.3.1 </text:span><text:span text:style-name="T28">S</text:span><text:span text:style-name="T24">ettings</text:span></text:h>
      <text:p text:style-name="P96"><text:span text:style-name="T28">Applikationen</text:span><text:span text:style-name="T29"> </text:span><text:span text:style-name="T28">skall ha </text:span><text:span text:style-name="T29">en inställningsknapp där användaren kan välja mellan olika inställningar</text:span></text:p>
      <text:list xml:id="list2450983021" text:style-name="L9">
        <text:list-item>
          <text:p text:style-name="P75">vart man vill spara databasen</text:p>
          <text:list>
            <text:list-item>
              <text:p text:style-name="P75">lokalt (db1.<text:span text:style-name="T75">remotely 0, </text:span>db1.<text:span text:style-name="T73">path_local_db</text:span>)</text:p>
              <text:list>
                <text:list-item>
                  <text:p text:style-name="P75"><text:span text:style-name="T76">ref </text:span>electron’s dialog</text:p>
                </text:list-item>
              </text:list>
            </text:list-item>
            <text:list-item>
              <text:p text:style-name="P75">distans (db1.<text:span text:style-name="T75">remotely 1,</text:span> <text:span text:style-name="T75">db1.</text:span><text:span text:style-name="T73">path_</text:span>remote<text:span text:style-name="T73">_db</text:span>)</text:p>
              <text:list>
                <text:list-item>
                  <text:p text:style-name="P75">användaren väljer själv antalet input fält</text:p>
                </text:list-item>
              </text:list>
            </text:list-item>
          </text:list>
        </text:list-item>
      </text:list>
      <text:h text:style-name="P4" text:outline-level="1"><text:span text:style-name="T4">2. </text:span><text:span text:style-name="T3">Actions</text:span></text:h>
      <text:h text:style-name="P12" text:outline-level="2"><text:span text:style-name="T2">2.1 </text:span>Save</text:h>
      <text:p text:style-name="P2">När man sparar ett lösenord är meningen att skapa en slags container som innehåller all nödvändig information. Denna information består av</text:p>
      <text:list xml:id="list3152951256" text:style-name="L2">
        <text:list-item>
          <text:p text:style-name="P77">användarnamn</text:p>
        </text:list-item>
        <text:list-item>
          <text:p text:style-name="P77"><text:soft-page-break/>lösenord</text:p>
        </text:list-item>
        <text:list-item>
          <text:p text:style-name="P77">url</text:p>
        </text:list-item>
        <text:list-item>
          <text:p text:style-name="P77">beskrivning</text:p>
        </text:list-item>
      </text:list>
      <text:h text:style-name="P10" text:outline-level="2"><text:span text:style-name="T11">2.2 </text:span><text:span text:style-name="T10">Edit</text:span></text:h>
      <text:p text:style-name="P1"><text:span text:style-name="T1">Ä</text:span>ndra <text:span text:style-name="T1">i </text:span>en container:</text:p>
      <text:list xml:id="list170046159162892" text:continue-numbering="true" text:style-name="L2">
        <text:list-item>
          <text:p text:style-name="P77">användarnamn</text:p>
        </text:list-item>
        <text:list-item>
          <text:p text:style-name="P77">lösenord</text:p>
        </text:list-item>
        <text:list-item>
          <text:p text:style-name="P77">url</text:p>
        </text:list-item>
        <text:list-item>
          <text:p text:style-name="P77">beskrivning</text:p>
        </text:list-item>
      </text:list>
      <text:h text:style-name="P9" text:outline-level="2"><text:span text:style-name="T2">2.3 </text:span>Delete</text:h>
      <text:p text:style-name="P78">Ta bort en container.</text:p>
      <text:h text:style-name="Heading_20_2" text:outline-level="2">2.4 Create</text:h>
      <text:list xml:id="list2232264476" text:style-name="L8">
        <text:list-item>
          <text:p text:style-name="P93"><text:span text:style-name="T55">skapa ett lösenord</text:span></text:p>
          <text:list>
            <text:list-item>
              <text:p text:style-name="P94"><text:span text:style-name="T49">eget</text:span></text:p>
            </text:list-item>
            <text:list-item>
              <text:p text:style-name="P94"><text:span text:style-name="T49">slumpmässigt</text:span></text:p>
            </text:list-item>
          </text:list>
        </text:list-item>
      </text:list>
      <text:h text:style-name="Heading_20_1" text:outline-level="1">3. Technical <text:span text:style-name="T60">documentation</text:span></text:h>
      <text:h text:style-name="Heading_20_2" text:outline-level="2">3.1 Encryption</text:h>
      <text:p text:style-name="P66">När man sparar ett lösenord så ska <text:span text:style-name="T61">man kryptera/avkryptera </text:span>det med ett master lösenord. <text:span text:style-name="T61">Detta lösenord skall vara användarens </text:span><text:span text:style-name="T38">master</text:span><text:span text:style-name="T61">/secret key. </text:span>Tanken är att ifall någon kommer över databasen så ser man vilken kryptering som använts, och då blir det ganska enkelt att avkryptera det lagrade lösenordet i databasen. Men om man använder denna <text:span text:style-name="T61">nyckel (</text:span>master lösenord<text:span text:style-name="T61">)</text:span>, så kommer <text:span text:style-name="T61">det genereras fel slags </text:span>lösenord <text:span text:style-name="T61">om man inte har rätt nyckel</text:span>.</text:p>
      <text:h text:style-name="P14" text:outline-level="3">3.1.1 <text:span text:style-name="T67">Plain text</text:span></text:h>
      <text:p text:style-name="P67">Detta val gör att lösenordet kommer vara synlig i ren text form i databasen.</text:p>
      <text:h text:style-name="Heading_20_3" text:outline-level="3">3.1.2 AES <text:span text:style-name="T68">encryption with a 256-bit key stored</text:span></text:h>
      <text:p text:style-name="P68">Detta val gör att lösenordet kommer vara <text:span text:style-name="T68">krypterat efter </text:span><text:span text:style-name="T39">AES algoritmen med en </text:span><text:span text:style-name="T40">privat </text:span><text:span text:style-name="T39">nyckel. </text:span><text:span text:style-name="T40">Här kan programmet slumpmässigt ta fram ett lösenord och salt för att producera en nyckel som sparas i databasen.</text:span></text:p>
      <text:h text:style-name="P15" text:outline-level="3"><text:soft-page-break/>3.1.<text:span text:style-name="T69">3</text:span> AES <text:span text:style-name="T68">encryption with a 256-bit key </text:span><text:span text:style-name="T69">randomized and not stored</text:span></text:h>
      <text:p text:style-name="P95"><text:span text:style-name="T54">Detta val gör att lösenordet kommer vara krypterat efter </text:span><text:span text:style-name="T25">AES algoritmen med en </text:span><text:span text:style-name="T26">privat </text:span><text:span text:style-name="T25">nyckel. </text:span><text:span text:style-name="T27">Användaren behöver spara nyckeln, som genereras av ett slumpmässigt lösenord och salt. Varje gång användaren vill spara/ändra/se lösenordet, så måste han använda den genererade nyckeln.</text:span></text:p>
      <text:h text:style-name="P16" text:outline-level="3">3.1.<text:span text:style-name="T71">4</text:span> AES <text:span text:style-name="T68">encryption with a 256-bit key </text:span><text:span text:style-name="T69">not stored</text:span></text:h>
      <text:p text:style-name="P74"><text:span text:style-name="T68">Detta val gör att lösenordet kommer vara krypterat efter AES algoritmen med en </text:span><text:span text:style-name="T69">privat </text:span><text:span text:style-name="T68">nyckel. </text:span><text:span text:style-name="T71">Användaren måste använda sin egna nyckel för att spara/ändra/se lösenordet. Ingen nyckel ska genereras.</text:span></text:p>
      <text:h text:style-name="Heading_20_2" text:outline-level="2">3.2 <text:span text:style-name="T72">Database</text:span></text:h>
      <text:h text:style-name="Heading_20_3" text:outline-level="3">3.2.1 Creation of the database</text:h>
      <text:p text:style-name="P69">Två databaser måste skapas. En för inställningar (db1), en annan för självaste lösenorden (db2, data för ändamålet med applikationen). </text:p>
      <text:h text:style-name="Heading_20_3" text:outline-level="3">3.2.2 Restor<text:span text:style-name="T72">ation of</text:span> the database</text:h>
      <text:p text:style-name="P70"><text:span text:style-name="T72">db1 ska aldrig tas bort när man gör en återställning, för då försvinner dessutom inställningarna. db2 ska man kunna </text:span><text:span text:style-name="T41">återställa</text:span><text:span text:style-name="T72">. När man återställer db2 så ska databasen skapas utifrån sökvägen som är sparad i db1.</text:span></text:p>
      <text:h text:style-name="P7" text:outline-level="1"><text:span text:style-name="T65">4. Settings</text:span></text:h>
      <text:h text:style-name="Heading_20_2" text:outline-level="2"><text:span text:style-name="T66">4.</text:span><text:span text:style-name="T65">1 Overview</text:span></text:h>
      <table:table table:name="Table3" table:style-name="Table3" table:template-name="Default Style">
        <table:table-column table:style-name="Table3.A" table:number-columns-repeated="2"/>
        <table:table-row table:style-name="TableLine94513603732064">
          <table:table-cell table:style-name="Table3.A1" office:value-type="string">
            <text:p text:style-name="P35">Level of security</text:p>
          </table:table-cell>
          <table:table-cell table:style-name="Table3.B1" office:value-type="string">
            <text:p text:style-name="P32">Features</text:p>
          </table:table-cell>
        </table:table-row>
        <table:table-row table:style-name="Table3.2">
          <table:table-cell table:style-name="Table3.A2" office:value-type="string">
            <text:p text:style-name="P32">plain text</text:p>
          </table:table-cell>
          <table:table-cell table:style-name="Table3.B2" office:value-type="string">
            <text:p text:style-name="P32">no encryption</text:p>
          </table:table-cell>
        </table:table-row>
        <table:table-row table:style-name="Table3.2">
          <table:table-cell table:style-name="Table3.A2" office:value-type="string">
            <text:p text:style-name="P32">encryption with the key saved in db</text:p>
          </table:table-cell>
          <table:table-cell table:style-name="Table3.B2" office:value-type="string">
            <text:p text:style-name="P32">aes encryption; <text:span text:style-name="T69">randomized password and salt </text:span><text:span text:style-name="T70">to produce the key</text:span></text:p>
          </table:table-cell>
        </table:table-row>
        <table:table-row table:style-name="Table3.2">
          <table:table-cell table:style-name="Table3.A2" office:value-type="string">
            <text:p text:style-name="P32">encryption without saving the <text:span text:style-name="T69">randomized </text:span>key in db</text:p>
          </table:table-cell>
          <table:table-cell table:style-name="Table3.B2" office:value-type="string">
            <text:p text:style-name="P33">aes encryption; <text:span text:style-name="T69">user needs to save the key </text:span><text:span text:style-name="T70">(made by a randomized password and salt) </text:span><text:span text:style-name="T69">somewhere; </text:span>user needs to add the key for each save/view of the password; </text:p>
          </table:table-cell>
        </table:table-row>
        <table:table-row table:style-name="TableLine94513603732064">
          <table:table-cell table:style-name="Table3.A2" office:value-type="string">
            <text:p text:style-name="P33">encryption without saving the <text:span text:style-name="T69">same </text:span>key in db</text:p>
          </table:table-cell>
          <table:table-cell table:style-name="Table3.B2" office:value-type="string">
            <text:p text:style-name="P34">aes encryption; since user will provide its own master key, no key should be produced by the system;</text:p>
          </table:table-cell>
        </table:table-row>
      </table:table>
      <text:h text:style-name="P13" text:outline-level="2"><text:soft-page-break/><text:span text:style-name="T74">4</text:span>.<text:span text:style-name="T74">2</text:span> <text:span text:style-name="T74">A</text:span>pplication</text:h>
      <text:h text:style-name="Heading_20_3" text:outline-level="3">4.2.1 Saving database locally</text:h>
      <text:p text:style-name="P76">När man sparar databasen lokalt så ska genvägen till databasfilen sparas i korrekt databas. Detta ska ske genom att använda sig av Electron’s dialog modul <text:span text:style-name="T78">som returnerar antingen genvägen till filen eller undefined om användaren avbryter sparandet</text:span>.</text:p>
      <text:h text:style-name="P18" text:outline-level="3">4.2.2 Saving database remotely</text:h>
      <text:p text:style-name="P71">Väljer man spara databasen på distans, så ska man välja <text:span text:style-name="T79">distans (</text:span>remote<text:span text:style-name="T79">)</text:span> checkbox knappen. <text:span text:style-name="T21">När denna checkbox är vald, </text:span></text:p>
      <text:list xml:id="list2921110656" text:style-name="L11">
        <text:list-item>
          <text:p text:style-name="P98"><text:span text:style-name="T30">så ska antingen underrutor (input fält) visas </text:span></text:p>
        </text:list-item>
        <text:list-item>
          <text:p text:style-name="P98"><text:span text:style-name="T30">eller redan vara synliga men aktiveras (tillåta ändra i dem). </text:span></text:p>
        </text:list-item>
      </text:list>
      <text:p text:style-name="P99"><text:span text:style-name="T30">Dessa fält är text input som konverteras till query/</text:span><text:span text:style-name="T31">body</text:span><text:span text:style-name="T30"> parametrar. Fälten sparas i den ordning man valt, från topp till botten. I denna sektion/område i inställningarna, så ska även ett textfält för </text:span><text:span text:style-name="T31">distanssökvägen</text:span><text:span text:style-name="T30"> </text:span><text:span text:style-name="T31">(</text:span><text:span text:style-name="T30">remote path</text:span><text:span text:style-name="T31">)</text:span><text:span text:style-name="T30"> fyllas i. Denna </text:span><text:span text:style-name="T31">sökväg </text:span><text:span text:style-name="T30">kan antingen vara en kort URL adress, eller inkludera query parametrar. </text:span><text:span text:style-name="T31">Headers textfält måste också finnas med.</text:span></text:p>
      <text:p text:style-name="P102"><text:span text:style-name="T31">F</text:span><text:span text:style-name="T24">örst ska enbart två fält ifrån varje kategori visas, ett för nyckeln, ett annat för värdet, eller någon slags knapp/indikering på att lägga till så många fält man behöver. Varje fält består av två fält, nyckeln och värdet.</text:span></text:p>
      <text:h text:style-name="P19" text:outline-level="4"><text:span text:style-name="T42">4.</text:span><text:span text:style-name="T21">2.2.1 </text:span><text:span text:style-name="T42">HTTP Methods</text:span></text:h>
      <text:p text:style-name="P100"><text:span text:style-name="T24">Det ska finnas </text:span><text:span text:style-name="T31">en lista av tillgängliga/fungerande metoder </text:span><text:span text:style-name="T24">för vilken slags HTTP metod man vill använda sig av. </text:span></text:p>
      <text:h text:style-name="Heading_20_5" text:outline-level="5">4.2.2.1.1 GET</text:h>
      <text:p text:style-name="P101"><text:span text:style-name="T24">Man kan antingen använda sig av enbart distanssökvägen eller både distanssökvägen samt parameter fälten. Man ska även använda sig av headers fälten, </text:span><text:span text:style-name="T32">om definierat</text:span><text:span text:style-name="T24">.</text:span></text:p>
      <text:h text:style-name="Heading_20_5" text:outline-level="5">4.2.2.1.2 POST/PUT ...</text:h>
      <text:p text:style-name="P101"><text:span text:style-name="T24">Vill man spara databasen genom någon av dessa metoder måste även koden skilja sig ifrån en vanlig GET begäran (request). </text:span><text:span text:style-name="T32">Vanligtvis headers och body i koden.</text:span></text:p>
      <text:h text:style-name="P19" text:outline-level="4"><text:span text:style-name="T21">4.</text:span><text:span text:style-name="T43">2.2.2 HTTP Headers</text:span></text:h>
      <text:p text:style-name="P102"><text:span text:style-name="T32">D</text:span><text:span text:style-name="T24">et ska finnas tillgänglighet att lägga till headers. Denna mekanism ska ske på liknande sätt som med query parametrar.</text:span></text:p>
      <text:h text:style-name="P6" text:outline-level="1"><text:span text:style-name="T56">Versions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row table:style-name="TableLine94513583851648">
          <table:table-cell table:style-name="Table2.A1" office:value-type="string">
            <text:p text:style-name="P49">Features</text:p>
          </table:table-cell>
          <table:table-cell table:style-name="Table2.A1" office:value-type="string">
            <text:p text:style-name="P49">Basic</text:p>
          </table:table-cell>
          <table:table-cell table:style-name="Table2.C1" office:value-type="string">
            <text:p text:style-name="P49">Professional</text:p>
          </table:table-cell>
        </table:table-row>
        <text:soft-page-break/>
        <table:table-row table:style-name="Table2.2">
          <table:table-cell table:style-name="Table2.A2" office:value-type="string">
            <text:p text:style-name="P36">encryption</text:p>
          </table:table-cell>
          <table:table-cell table:style-name="Table2.A2" office:value-type="string">
            <text:p text:style-name="P36">false</text:p>
          </table:table-cell>
          <table:table-cell table:style-name="Table2.C2" office:value-type="string">
            <text:p text:style-name="P36">true</text:p>
          </table:table-cell>
        </table:table-row>
        <table:table-row table:style-name="TableLine94513583851648">
          <table:table-cell table:style-name="Table2.A2" office:value-type="string">
            <text:p text:style-name="P36">restore db</text:p>
          </table:table-cell>
          <table:table-cell table:style-name="Table2.A2" office:value-type="string">
            <text:p text:style-name="P36">true</text:p>
          </table:table-cell>
          <table:table-cell table:style-name="Table2.C2" office:value-type="string">
            <text:p text:style-name="P36">true</text:p>
          </table:table-cell>
        </table:table-row>
        <table:table-row table:style-name="TableLine94513583851648">
          <table:table-cell table:style-name="Table2.A2" office:value-type="string">
            <text:p text:style-name="P36">save db remotely</text:p>
          </table:table-cell>
          <table:table-cell table:style-name="Table2.A2" office:value-type="string">
            <text:p text:style-name="P36">false</text:p>
          </table:table-cell>
          <table:table-cell table:style-name="Table2.C2" office:value-type="string">
            <text:p text:style-name="P36">true</text:p>
          </table:table-cell>
        </table:table-row>
        <table:table-row table:style-name="TableLine94513583851648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C2" office:value-type="string">
            <text:p text:style-name="P37"/>
          </table:table-cell>
        </table:table-row>
        <table:table-row table:style-name="TableLine94513583851648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7"/>
          </table:table-cell>
          <table:table-cell table:style-name="Table2.C2" office:value-type="string">
            <text:p text:style-name="P37"/>
          </table:table-cell>
        </table:table-row>
        <table:table-row table:style-name="TableLine94513583851648"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38"/>
          </table:table-cell>
          <table:table-cell table:style-name="Table2.C2" office:value-type="string">
            <text:p text:style-name="P37"/>
          </table:table-cell>
        </table:table-row>
      </table:table>
      <text:p text:style-name="P86"/>
      <text:p text:style-name="P87">Man bör ha olika mappar för de olika versionerna. <text:span text:style-name="T21">Moduler som ingår i båda versionerna ska ligga på en och samma plats. Detta gör att det blir s</text:span>midigt att jobba i dem istället för att kopiera in ändringar till samma moduler på olika platser.</text:p>
      <text:p text:style-name="P88"><text:span text:style-name="T21">Överväga</text:span>:</text:p>
      <text:list xml:id="list460102317" text:style-name="L7">
        <text:list-item>
          <text:p text:style-name="P92"><text:span text:style-name="T53">Vissa moduler, tex. db, har insert för password. Denna har en enc_id.</text:span></text:p>
          <text:list>
            <text:list-item>
              <text:p text:style-name="P92"><text:span text:style-name="T53">Kanske enklare att ha båda tabellerna i båda versionerna? Fast i basic räcker det med plain text.</text:span></text:p>
            </text:list-item>
          </text:list>
        </text:list-item>
      </text:list>
      <text:p text:style-name="P89"/>
      <text:p text:style-name="P89">1. Valt att behålla båda tabellerna, kan då behålla samma modul för CRUD/insert.</text:p>
      <text:h text:style-name="P5" text:outline-level="1"><text:span text:style-name="T63">X</text:span><text:span text:style-name="T64">. </text:span><text:span text:style-name="T62">Things to consider</text:span></text:h>
      <text:list xml:id="list2413780567" text:style-name="L3">
        <text:list-item>
          <text:p text:style-name="P58"><text:span text:style-name="T47">P</text:span>ackaging <text:span text:style-name="T15">(https://www.electronjs.org/docs/latest/tutorial/tutorial-packaging)</text:span></text:p>
        </text:list-item>
        <text:list-item>
          <text:p text:style-name="P79"><text:span text:style-name="T50">P</text:span><text:span text:style-name="T49">ublishing </text:span><text:span text:style-name="T51">(</text:span><text:a xlink:type="simple" xlink:href="https://www.electronjs.org/docs/latest/tutorial/tutorial-publishing-updating" text:style-name="Internet_20_link" text:visited-style-name="Visited_20_Internet_20_Link">https://www.electronjs.org/docs/latest/tutorial/tutorial-publishing-updating</text:a><text:span text:style-name="T51">)</text:span></text:p>
        </text:list-item>
        <text:list-item>
          <text:p text:style-name="P59">Kolla licenserna för de moduler du installera<text:span text:style-name="T47">t</text:span></text:p>
        </text:list-item>
        <text:list-item>
          <text:p text:style-name="P60">Logg<text:span text:style-name="T48">n</text:span>ing kommer behövas</text:p>
        </text:list-item>
        <text:list-item>
          <text:p text:style-name="P61">Kolla hur man kan slänga exceptions i windows dialogen, liknande alert med egen text</text:p>
        </text:list-item>
        <text:list-item>
          <text:p text:style-name="P64">Man kanske ska tillåta användaren att hash:a databasfilen?</text:p>
        </text:list-item>
        <text:list-item>
          <text:p text:style-name="P65">Tänk på säkerhet</text:p>
          <text:list>
            <text:list-item>
              <text:p text:style-name="P65">sanera inpu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oboto" svg:font-family="Roboto, sans-serif"/>
    <style:font-face style:name="system-ui" svg:font-family="system-ui, apple-system, 'Segoe UI', Roboto, Ubuntu, Cantarell, 'Noto Sans', sans-serif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officeooo:rsid="00131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17:04:27.498364923</meta:creation-date>
    <dc:date>2023-06-18T16:50:44.404285157</dc:date>
    <meta:editing-duration>P38DT10H11M42S</meta:editing-duration>
    <meta:editing-cycles>60</meta:editing-cycles>
    <meta:generator>LibreOffice/7.0.4.2$Linux_X86_64 LibreOffice_project/00$Build-2</meta:generator>
    <meta:document-statistic meta:table-count="4" meta:image-count="0" meta:object-count="0" meta:page-count="7" meta:paragraph-count="221" meta:word-count="1388" meta:character-count="8581" meta:non-whitespace-character-count="7462"/>
  </office:meta>
</office:document-meta>
</file>